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3845CCF9E88.jpg" manifest:media-type=""/>
  <manifest:file-entry manifest:full-path="Pictures/1000000000000640000004B0CE6E6764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Bitstream Vera Sans" svg:font-family="'Bitstream Vera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8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12.182cm" svg:x="1.399cm" svg:y="4.915cm" presentation:class="subtitle" presentation:placeholder="true">
          <draw:text-box/>
        </draw:frame>
        <draw:frame draw:style-name="gr1" draw:text-style-name="P2" draw:layer="layout" svg:width="27.99cm" svg:height="15.753cm" svg:x="0.012cm" svg:y="2.61cm">
          <draw:image xlink:href="Pictures/1000000000000640000003845CCF9E8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7.99cm" svg:height="20.992cm" svg:x="0.018cm" svg:y="-0.011cm">
          <draw:image xlink:href="Pictures/1000000000000640000004B0CE6E676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1cm" svg:height="12.182cm" svg:x="1.399cm" svg:y="4.915cm" presentation:class="subtitle" presentation:placeholder="true">
          <draw:text-box/>
        </draw:frame>
        <draw:frame draw:style-name="gr1" draw:text-style-name="P2" draw:layer="layout" svg:width="27.99cm" svg:height="15.753cm" svg:x="0.012cm" svg:y="2.61cm">
          <draw:image xlink:href="Pictures/1000000000000640000003845CCF9E8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Bitstream Vera Sans" svg:font-family="'Bitstream Vera Sans'" style:font-family-generic="system" style:font-pitch="variable"/>
  </office:font-face-decls>
  <office:styles>
    <draw:fill-image draw:name="background" xlink:href="Pictures/1000000000000640000003845CCF9E88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Nimbus Sans L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Nimbus Sans L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4T13:50:15.600529621</meta:creation-date>
    <dc:date>2013-10-14T14:00:22.509374967</dc:date>
    <meta:editing-duration>PT5M21S</meta:editing-duration>
    <meta:editing-cycles>3</meta:editing-cycles>
    <meta:generator>LibreOffice/4.1.2.3$Linux_X86_64 LibreOffice_project/410m0$Build-3</meta:generator>
    <meta:document-statistic meta:object-count="36"/>
  </office:meta>
</office:document-meta>
</file>